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582f" officeooo:paragraph-rsid="0021582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9th</text:span> of <text:span text:style-name="T4">December </text:span>202<text:span text:style-name="T3">5</text:span> under the <text:span text:style-name="T4">55th</text:span> PA Meeting.</text:p>
      <text:p text:style-name="P1"/>
      <text:p text:style-name="P1">The Assembly, recognising the current situation,</text:p>
      <text:p text:style-name="P1"/>
      <text:p text:style-name="P4">Constitutes the need to organise an annual PVP event in a selected area of the server, creating a backup beforehand. It would be hunger games styl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5-2: To hold an annual PVP eve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9T19:21:18.870137682</dc:date>
    <meta:editing-duration>PT3M15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0" meta:character-count="358" meta:non-whitespace-character-count="305"/>
  </office:meta>
</office:document-meta>
</file>